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新宋体" svg:font-family="新宋体" style:font-family-generic="modern"/>
    <style:font-face style:name="TimesNewRomanPSMT" svg:font-family="TimesNewRomanPSMT" style:font-family-generic="roman"/>
    <style:font-face style:name="arial" svg:font-family="arial, sans-serif" style:font-family-generic="swiss"/>
    <style:font-face style:name="OpenSymbol" svg:font-family="OpenSymbol, 'Arial Unicode MS'" style:font-family-generic="system"/>
    <style:font-face style:name="cnMingliu" svg:font-family="cnMingliu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Mangal" svg:font-family="Mangal" style:font-family-generic="roman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start" style:justify-single-word="false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9pt" style:font-size-asian="9pt" style:font-size-complex="9pt"/>
    </style:style>
    <style:style style:name="P5" style:family="paragraph" style:parent-style-name="Heading_20_1" style:master-page-name="MP0">
      <style:paragraph-properties style:page-number="auto"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style:font-size-complex="9pt"/>
    </style:style>
    <style:style style:name="P8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Palatino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ao Te Ching Translations, Step 1</text:h>
      <text:p text:style-name="P3">Chapter 1 <text:s/>第一章</text:p>
      <text:p text:style-name="P3">道可道，非常道。</text:p>
      <text:p text:style-name="P3">Tao can Tao, great vast (not common) Tao</text:p>
      <text:p text:style-name="P3">名可名，非常名。</text:p>
      <text:p text:style-name="P3">names can be named, great vast (not common) name</text:p>
      <text:p text:style-name="P3">(That which can not be talk about, must be passed over in silence)</text:p>
      <text:p text:style-name="P3">無名天地之始, 有名萬物之母。</text:p>
      <text:p text:style-name="P3">anonymous (nameless) world (sky and ground) of beginning, famous things (10,000 things) her mother</text:p>
      <text:p text:style-name="P3">故常無欲, 以觀其妙。</text:p>
      <text:p text:style-name="P3">common/constant reason not want (unselfish), will watch its/their wonderful/subtle</text:p>
      <text:p text:style-name="P3">常有欲, 以觀其徼。</text:p>
      <text:p text:style-name="P3">Often to desire/want, will watch its/their boundary</text:p>
      <text:p text:style-name="P3">此兩者同出, 而異名, 同謂之玄。</text:p>
      <text:p text:style-name="P3">This both from the same (similar), whatever the name (nickname), with the (so called) mysterious.</text:p>
      <text:p text:style-name="P3">玄之又玄，眾妙之門。</text:p>
      <text:p text:style-name="P3">metaphysics (mysterious it) also mysterious (or single word occult), wonderful things gateway (the door).</text:p>
      <text:p text:style-name="P3"><text:soft-page-break/></text:p>
      <text:p text:style-name="P3">Chapter 2 第二章</text:p>
      <text:p text:style-name="P3">天下皆知美之為美斯惡已;</text:p>
      <text:p text:style-name="P3">world know beauty as/because beauty given/whereas/this detest/bad</text:p>
      <text:p text:style-name="P3">皆知善之為善斯不善已。</text:p>
      <text:p text:style-name="P3">know good/virtuous as/because good given/whereas/this not good-has-been</text:p>
      <text:p text:style-name="P3">故有無相生,</text:p>
      <text:p text:style-name="P3">therefore have not mutually born,</text:p>
      <text:p text:style-name="P3">難易相成,</text:p>
      <text:p text:style-name="P3">difficult easy mutually become,</text:p>
      <text:p text:style-name="P3">長短相形,</text:p>
      <text:p text:style-name="P3">long short mutually compare</text:p>
      <text:p text:style-name="P3">高下相傾,</text:p>
      <text:p text:style-name="P3">high low mutually trend</text:p>
      <text:p text:style-name="P3">音聲相和,</text:p>
      <text:p text:style-name="P3">sound voice mutually harmonize</text:p>
      <text:p text:style-name="P3">前後相隨。</text:p>
      <text:p text:style-name="P3">before after mutually with (together)</text:p>
      <text:p text:style-name="P3">是以聖人處無為之事, 行不言之教。</text:p>
      <text:p text:style-name="P3">is with sage at not of things, professional goes without saying of teaching</text:p>
      <text:p text:style-name="P3">萬物作焉而不辭。</text:p>
      <text:p text:style-name="P3">things (10,000 things) make how and endure</text:p>
      <text:p text:style-name="P3">生而不有, 為而不恃, 功成而弗居。</text:p>
      <text:p text:style-name="P3"><text:soft-page-break/>born and not have, because and not rely, become successful not reside(store up),</text:p>
      <text:p text:style-name="P3">夫唯弗居, 是以不去。</text:p>
      <text:p text:style-name="P3">husband alone not reside(store up), is with not go(begone)</text:p>
      <text:p text:style-name="P3"/>
      <text:p text:style-name="P3">Chapter 3 第三章</text:p>
      <text:p text:style-name="P3">不尚賢, 使民不爭。</text:p>
      <text:p text:style-name="P3">not praising special ones, make/cause people not dispute.</text:p>
      <text:p text:style-name="P3">不貴難得之貨，使民不為盜。</text:p>
      <text:p text:style-name="P3">not pay high for rare goods, not make people thieves</text:p>
      <text:p text:style-name="P3">不見可欲, 使民心不亂。</text:p>
      <text:p text:style-name="P3">not see desirable, not make people's heart/mind into chaos</text:p>
      <text:p text:style-name="P3">是以聖人之治, 虛其心, 實其腹, 弱其志, 強其骨。</text:p>
      <text:p text:style-name="P3">The sage will rule, emptying the hearts, inferior/young their aspiration, strengthen their health.</text:p>
      <text:p text:style-name="P3">常使民無知無欲, 使夫智者不敢為也。</text:p>
      <text:p text:style-name="P3">often make people not know not want, make other wise leaders not dare as well.</text:p>
      <text:p text:style-name="P3">為無為, 則無不治。</text:p>
      <text:p text:style-name="P3">because idleness, law no not rule/control</text:p>
      <text:p text:style-name="P3"/>
      <text:p text:style-name="P3">Chapter 4 第四章</text:p>
      <text:p text:style-name="P3">道沖, 而用之, 或不盈。</text:p>
      <text:p text:style-name="P3">Tao water/ocean, and use of, or not gain.</text:p>
      <text:p text:style-name="P3">淵兮, 似萬物之宗。</text:p>
      <text:p text:style-name="P3">Abyss/deep pool (deep abyss), like everything of cases.</text:p>
      <text:p text:style-name="P3"><text:soft-page-break/>挫其銳, 解其紛, 和其光, 同其塵。</text:p>
      <text:p text:style-name="P3">Setback of its sharp, understand/solution (its) numerous/many, mix/join (its) brightness, with (its) dust.</text:p>
      <text:p text:style-name="P3">湛兮似或存。</text:p>
      <text:p text:style-name="P3">deep/profound appearance or keep/store</text:p>
      <text:p text:style-name="P3">吾不知誰之子，象帝之先。</text:p>
      <text:p text:style-name="P3">I not know who the child of, like the emperor of the first</text:p>
      <text:p text:style-name="P3"/>
      <text:p text:style-name="P3">Chapter 5 第五章</text:p>
      <text:p text:style-name="P3">天地不仁, 以萬物為芻狗。</text:p>
      <text:p text:style-name="P3">Heaven and earth not humane, treat things like straw dogs.</text:p>
      <text:p text:style-name="P3">聖人不仁, 以百姓為芻狗。</text:p>
      <text:p text:style-name="P3">The sage not humane, treat common people like straw dogs.</text:p>
      <text:p text:style-name="P3">天地之間, 其猶橐籥乎</text:p>
      <text:p text:style-name="P3">Between heaven and earth, its like bellows.</text:p>
      <text:p text:style-name="P3">虛而不屈, 動而愈出。</text:p>
      <text:p text:style-name="P3">empty/void/abyss and unyielding, motion and recover out.</text:p>
      <text:p text:style-name="P3">多言數窮, 不如守中。</text:p>
      <text:p text:style-name="P3">to say too much is loss, better to keep it in.</text:p>
      <text:p text:style-name="P3"/>
      <text:p text:style-name="P3">Chapter 6 第六章</text:p>
      <text:p text:style-name="P3">谷神不死是謂玄牝。</text:p>
      <text:p text:style-name="P3">Valley spirit Immortal is called the Mysterious female</text:p>
      <text:p text:style-name="P3">玄牝之門是謂天地根。</text:p>
      <text:p text:style-name="P3">Mysterious female gateway is called root of heaven and <text:soft-page-break/>earth</text:p>
      <text:p text:style-name="P3">綿綿若存,用之不勤。</text:p>
      <text:p text:style-name="P3">soft soft (or rain or continuous) store/reserve, used sedentary(lifestyle with no or irregular physical activity)</text:p>
      <text:p text:style-name="P3"/>
      <text:p text:style-name="P3">Chapter 7 第七章</text:p>
      <text:p text:style-name="P3">天長地久。</text:p>
      <text:p text:style-name="P3">Forever.</text:p>
      <text:p text:style-name="P3">天地所以能長且久者, 以其不自生, 故能長生。</text:p>
      <text:p text:style-name="P3">Heaven and earth (The world) forever therefore can length and long by, not self life, and can length live.</text:p>
      <text:p text:style-name="P3">是以聖人後其身而身先，外其身而身存。</text:p>
      <text:p text:style-name="P3">is with sage: after its person and before, outside its self and after</text:p>
      <text:p text:style-name="P3">非以其無私邪?</text:p>
      <text:p text:style-name="P3">non-self (or not for self) i am nothing (i am not) demonic/bad spirit</text:p>
      <text:p text:style-name="P3">故能成其私。</text:p>
      <text:p text:style-name="P3">therefore can become self/private-affairs</text:p>
      <text:p text:style-name="P3"/>
      <text:p text:style-name="P3">Chapter 8 第八章</text:p>
      <text:p text:style-name="P3">上善若水。</text:p>
      <text:p text:style-name="P3">水善利萬物而不爭,處眾人之所惡,故幾於道。</text:p>
      <text:p text:style-name="P3">居善地,心善淵與善仁,言善信,正善治,事善能,動善時。</text:p>
      <text:p text:style-name="P3">夫唯不爭,故無尤。</text:p>
      <text:p text:style-name="Standard"/>
      <text:h text:style-name="P6" text:outline-level="1">Character Conversion Steps</text:h>
      <text:p text:style-name="Standard"><text:span text:style-name="T4">I used an online tool (</text:span><text:a xlink:type="simple" xlink:href="http://www.pinyin.info/tools/converter/chars2uninumbers.html" office:target-frame-name="_top" xlink:show="replace" text:style-name="Internet_20_link" text:visited-style-name="Visited_20_Internet_20_Link"><text:span text:style-name="Internet_20_link"><text:span text:style-name="T4">web page</text:span></text:span></text:a><text:span text:style-name="T4">) to convert Chinese characters to Unicode.</text:span></text:p>
      <text:p text:style-name="P3">Example: convert 中 to &amp;amp;#20013;.</text:p>
      <text:p text:style-name="P3"/>
      <text:p text:style-name="P3">Conversion from Unicode to HTML/XML string:</text:p>
      <text:p text:style-name="P3">- 中 is Unicode: \u4e2d.</text:p>
      <text:p text:style-name="P3">- Convert the hexadecimal number <text:s/>to decimal.</text:p>
      <text:p text:style-name="P3">Example: u4e2d 200013.</text:p>
      <text:p text:style-name="P3">- The HTML/XML string is: &amp;#20013;, which converts in the browser to 中.</text:p>
      <text:p text:style-name="P3"/>
      <text:p text:style-name="P3">Steps to get and convert a Chinese character:</text:p>
      <text:p text:style-name="P3">1. Get the Chinese character using Google translate.</text:p>
      <text:p text:style-name="P3">2. Put the character into an OpenOffice document.</text:p>
      <text:p text:style-name="P3">3. Save the document as HTML. The decimal Unicode character (HTML string) is in the HTML, example: &amp;#20013; for 中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新宋体" svg:font-family="新宋体" style:font-family-generic="modern"/>
    <style:font-face style:name="TimesNewRomanPSMT" svg:font-family="TimesNewRomanPSMT" style:font-family-generic="roman"/>
    <style:font-face style:name="arial" svg:font-family="arial, sans-serif" style:font-family-generic="swiss"/>
    <style:font-face style:name="OpenSymbol" svg:font-family="OpenSymbol, 'Arial Unicode MS'" style:font-family-generic="system"/>
    <style:font-face style:name="cnMingliu" svg:font-family="cnMingliu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Mangal" svg:font-family="Mangal" style:font-family-generic="roman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598in" fo:text-align="justify" style:justify-single-word="false" fo:hyphenation-ladder-count="no-limit"/>
      <style:text-properties fo:font-size="9pt" style:font-name-asian="MingLiU" style:font-size-asian="13pt" style:font-name-complex="Tahoma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3in" fo:margin-bottom="0.5in" fo:text-align="center" style:justify-single-word="false" fo:hyphenation-ladder-count="no-limit"/>
      <style:text-properties style:font-name="Palatino Linotype" fo:font-size="16pt" fo:font-weight="bold" style:font-size-asian="22pt" style:font-weight-asian="bold" style:font-name-complex="Palatino Linotype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4pt" fo:font-style="italic" fo:font-weight="bold" style:font-size-asian="16pt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2pt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in" fo:margin-right="0in" fo:margin-top="0in" fo:margin-bottom="0.0598in" fo:hyphenation-ladder-count="no-limit" fo:text-indent="0.1965in" style:auto-text-indent="false"/>
      <style:text-properties fo:hyphenate="false" fo:hyphenation-remain-char-count="0" fo:hyphenation-push-char-count="0"/>
    </style:style>
    <style:style style:name="Hanging_20_indent" style:display-name="Hanging indent" style:family="paragraph" style:parent-style-name="Text_20_body" style:class="text">
      <style:paragraph-properties fo:margin-left="0.3937in" fo:margin-right="0in" fo:hyphenation-ladder-count="no-limit" fo:text-indent="-0.1965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List_20_Indent" style:display-name="List Indent" style:family="paragraph" style:parent-style-name="Text_20_body" style:class="text">
      <style:paragraph-properties fo:margin-left="1.9689in" fo:margin-right="0in" fo:hyphenation-ladder-count="no-limit" fo:text-indent="-1.7717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Default_20_with_20_line_20_indent" style:display-name="Default with line indent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xample" style:family="text">
      <style:text-properties style:font-name="Courier New" style:font-name-asian="新宋体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Palatino"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4.2402in" fo:page-height="6.8598in" style:num-format="1" style:print-orientation="portrait" fo:margin-top="0.5in" fo:margin-bottom="0.5598in" fo:margin-left="0.7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1"><text:title>Traveling the Tao Way</text:title></text:span></text:span><text:span text:style-name="Default_20_Paragraph_20_Font"><text:span text:style-name="MT1"> / </text:span></text:span><text:span text:style-name="Default_20_Paragraph_20_Font"><text:span text:style-name="MT1"><text:page-number text:select-page="current">1</text:page-number></text:span></text:span></text:p>
      </style:header>
      <style:header-left>
        <text:p text:style-name="MP2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<text:page-number text:select-page="current">2</text:page-number></text:span></text:span></text:span></text:span></text:span></text:span></text:span></text:span></text:span></text:span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 / Stacy David</text:span></text:span></text:span></text:span></text:span></text:span></text:span></text:span></text:span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>Traveling the Tao Way</dc:title>
    <meta:initial-creator>Stacy David Thurston</meta:initial-creator>
    <meta:creation-date>2008-06-07T01:13:00Z</meta:creation-date>
    <dc:date>2019-04-06T12:48:49</dc:date>
    <meta:print-date>2009-01-12T14:38:00Z</meta:print-date>
    <meta:editing-cycles>1012</meta:editing-cycles>
    <meta:editing-duration>PT12H20M28S</meta:editing-duration>
    <dc:creator>Stacy David</dc:creator>
    <meta:document-statistic meta:table-count="0" meta:image-count="0" meta:object-count="0" meta:page-count="6" meta:paragraph-count="114" meta:word-count="1078" meta:character-count="3944"/>
    <meta:user-defined meta:name="Info 1"/>
    <meta:user-defined meta:name="Info 2"/>
    <meta:user-defined meta:name="Info 3"/>
    <meta:user-defined meta:name="Info 4"/>
    <meta:template xlink:type="simple" xlink:actuate="onRequest" xlink:title="" xlink:href="../TravelingTao.odt/Normal.dotm"/>
  </office:meta>
</office:document-meta>
</file>